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mp3wecker_main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enz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MP3-Shield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Arduino UNO R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J1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Socke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ROID-RTC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er Jumper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er Jumper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1P_1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93, DIP1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-15-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22:35:55.331747695</dc:date>
    <meta:editing-duration>PT4M39S</meta:editing-duration>
    <meta:editing-cycles>1</meta:editing-cycles>
    <meta:document-statistic meta:table-count="1" meta:cell-count="42" meta:object-count="0"/>
    <meta:generator>LibreOffice/24.2.7.2$Linux_X86_64 LibreOffice_project/420$Build-2</meta:generator>
  </office:meta>
</office:document-meta>
</file>